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799cm" table:align="left"/>
    </style:style>
    <style:style style:name="Table1.A" style:family="table-column">
      <style:table-column-properties style:column-width="1.201cm"/>
    </style:style>
    <style:style style:name="Table1.B" style:family="table-column">
      <style:table-column-properties style:column-width="5.173cm"/>
    </style:style>
    <style:style style:name="Table1.C" style:family="table-column">
      <style:table-column-properties style:column-width="7.42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3 — Major Causes of High Blood Pressure (Ranked by Impact)</text:span></text:h>
      <text:p text:style-name="Text_20_body">Not all causes matter equally. Some raise blood pressure slightly, others raise it relentlessly. Below is a practical, evidence-based ranking from highest real-world impact to lowest.</text:p>
      <text:h text:style-name="Heading_20_3" text:outline-level="3"><text:span text:style-name="Strong_20_Emphasis">Rank 1: Excess Body Fat (Especially Visceral Fat)</text:span></text:h>
      <text:p text:style-name="Text_20_body">The strongest predictor of high blood pressure worldwide is <text:span text:style-name="Strong_20_Emphasis">visceral fat</text:span> — the fat stored around the organs, not under the skin.</text:p>
      <text:p text:style-name="Text_20_body">Why it matters:</text:p>
      <text:list text:style-name="L1">
        <text:list-item>
          <text:p text:style-name="P1">It increases inflammation.</text:p>
        </text:list-item>
        <text:list-item>
          <text:p text:style-name="P1">It pushes the kidneys to retain sodium.</text:p>
        </text:list-item>
        <text:list-item>
          <text:p text:style-name="P1">It activates the RAAS hormone system.</text:p>
        </text:list-item>
        <text:list-item>
          <text:p text:style-name="P1">It drives insulin resistance.</text:p>
        </text:list-item>
      </text:list>
      <text:p text:style-name="Text_20_body"><text:span text:style-name="Strong_20_Emphasis">Normal-weight individuals can still have high BP</text:span> if visceral fat is high. Waist size is a better predictor than scale weight.</text:p>
      <text:p text:style-name="Quotations">A waist above 90 cm (men) or 80 cm (women) already increases risk.</text:p>
      <text:h text:style-name="Heading_20_3" text:outline-level="3"><text:span text:style-name="Strong_20_Emphasis">Rank 2: Insulin Resistance and High Glycaemic Diets</text:span></text:h>
      <text:p text:style-name="Text_20_body">Blood sugar regulation and blood pressure regulation are tightly linked. Insulin resistance:</text:p>
      <text:list text:style-name="L2">
        <text:list-item>
          <text:p text:style-name="P2">increases sodium retention,</text:p>
        </text:list-item>
        <text:list-item>
          <text:p text:style-name="P2">increases inflammation,</text:p>
        </text:list-item>
        <text:list-item>
          <text:p text:style-name="P2">causes artery stiffness over time,</text:p>
        </text:list-item>
        <text:list-item>
          <text:p text:style-name="P2">disrupts kidney and RAAS function.</text:p>
        </text:list-item>
      </text:list>
      <text:p text:style-name="Text_20_body">This is why hypertension often appears with type 2 diabetes, prediabetes, and abdominal obesity. Diets high in refined carbohydrates and sugars accelerate this mechanism more than salt intake.</text:p>
      <text:h text:style-name="Heading_20_3" text:outline-level="3"><text:span text:style-name="Strong_20_Emphasis">Rank 3: Chronic Stress and Poor Sleep</text:span></text:h>
      <text:p text:style-name="Text_20_body">Stress activates the sympathetic nervous system and increases adrenaline, cortisol, and RAAS hormones. Poor sleep amplifies the effect.</text:p>
      <text:p text:style-name="Text_20_body">Effects of constant stress:</text:p>
      <text:list text:style-name="L3">
        <text:list-item>
          <text:p text:style-name="P3">artery constriction</text:p>
        </text:list-item>
        <text:list-item>
          <text:p text:style-name="P3">increased heart rate</text:p>
        </text:list-item>
        <text:list-item>
          <text:p text:style-name="P3">sodium and water retention</text:p>
        </text:list-item>
        <text:list-item>
          <text:p text:style-name="P3">higher baseline blood pressure throughout the day</text:p>
        </text:list-item>
      </text:list>
      <text:p text:style-name="Text_20_body"><text:soft-page-break/>Modern lifestyles keep stress signals “on” longer than the body was designed for.</text:p>
      <text:h text:style-name="Heading_20_3" text:outline-level="3"><text:span text:style-name="Strong_20_Emphasis">Rank 4: High Sodium / Low Potassium Imbalance</text:span></text:h>
      <text:p text:style-name="Text_20_body">Sodium alone isn’t the issue. The imbalance is. Most people consume:</text:p>
      <text:list text:style-name="L4">
        <text:list-item>
          <text:p text:style-name="P4">too much sodium,</text:p>
        </text:list-item>
        <text:list-item>
          <text:p text:style-name="P4">too little potassium.</text:p>
        </text:list-item>
      </text:list>
      <text:p text:style-name="Text_20_body">Potassium helps relax blood vessel walls and allows the kidneys to excrete sodium. Without enough potassium, even normal salt intake becomes problematic.</text:p>
      <text:p text:style-name="Text_20_body"><text:span text:style-name="Strong_20_Emphasis">Salt is not the enemy. Low potassium is the real trigger.</text:span></text:p>
      <text:h text:style-name="Heading_20_3" text:outline-level="3"><text:span text:style-name="Strong_20_Emphasis">Rank 5: Lack of Physical Activity</text:span></text:h>
      <text:p text:style-name="Text_20_body">Inactivity reduces artery elasticity and slows sodium excretion. Exercise:</text:p>
      <text:list text:style-name="L5">
        <text:list-item>
          <text:p text:style-name="P5">increases nitric oxide (naturally widens arteries),</text:p>
        </text:list-item>
        <text:list-item>
          <text:p text:style-name="P5">improves insulin sensitivity,</text:p>
        </text:list-item>
        <text:list-item>
          <text:p text:style-name="P5">decreases resting heart rate,</text:p>
        </text:list-item>
        <text:list-item>
          <text:p text:style-name="P5">lowers RAAS activity over time.</text:p>
        </text:list-item>
      </text:list>
      <text:p text:style-name="Text_20_body">Even moderate activity (walking 30 minutes daily) shows measurable reduction in blood pressure.</text:p>
      <text:h text:style-name="Heading_20_3" text:outline-level="3"><text:span text:style-name="Strong_20_Emphasis">Rank 6: Smoking and Chronic Inflammation</text:span></text:h>
      <text:p text:style-name="Text_20_body">Smoking makes arteries stiff and increases oxidative stress. The result:</text:p>
      <text:list text:style-name="L6">
        <text:list-item>
          <text:p text:style-name="P6">a rapid increase in systolic pressure,</text:p>
        </text:list-item>
        <text:list-item>
          <text:p text:style-name="P6">long-term loss of artery elasticity.</text:p>
        </text:list-item>
      </text:list>
      <text:p text:style-name="Text_20_body">Chronic inflammation from poor diet, excess alcohol, and autoimmune conditions adds to this effect.</text:p>
      <text:h text:style-name="Heading_20_3" text:outline-level="3"><text:span text:style-name="Strong_20_Emphasis">Rank 7: Genetics</text:span></text:h>
      <text:p text:style-name="Text_20_body">Genes matter, but they are overrated as an explanation. Genetics become relevant mostly when:</text:p>
      <text:list text:style-name="L7">
        <text:list-item>
          <text:p text:style-name="P7">hypertension begins before age 40,</text:p>
        </text:list-item>
        <text:list-item>
          <text:p text:style-name="P7">there is very high BP with normal weight and healthy habits,</text:p>
        </text:list-item>
        <text:list-item>
          <text:p text:style-name="P7">pressure remains high even with lifestyle changes.</text:p>
        </text:list-item>
      </text:list>
      <text:p text:style-name="Text_20_body">For most adults, genetics only set a <text:span text:style-name="Strong_20_Emphasis">baseline tendency</text:span>, not the outcome.</text:p>
      <text:p text:style-name="Horizontal_20_Line"/>
      <text:h text:style-name="Heading_20_3" text:outline-level="3"><text:span text:style-name="Strong_20_Emphasis">Summary of Rankin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ank</text:p>
            </table:table-cell>
            <table:table-cell table:style-name="Table1.A1" office:value-type="string">
              <text:p text:style-name="Table_20_Heading">Factor</text:p>
            </table:table-cell>
            <table:table-cell table:style-name="Table1.A1" office:value-type="string">
              <text:p text:style-name="Table_20_Heading">Mechanism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</text:span></text:p>
          </table:table-cell>
          <table:table-cell table:style-name="Table1.A1" office:value-type="string">
            <text:p text:style-name="Table_20_Contents">Visceral fat</text:p>
          </table:table-cell>
          <table:table-cell table:style-name="Table1.A1" office:value-type="string">
            <text:p text:style-name="Table_20_Contents">Hormones + inflamm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</text:span></text:p>
          </table:table-cell>
          <table:table-cell table:style-name="Table1.A1" office:value-type="string">
            <text:p text:style-name="Table_20_Contents">Insulin resistance</text:p>
          </table:table-cell>
          <table:table-cell table:style-name="Table1.A1" office:value-type="string">
            <text:p text:style-name="Table_20_Contents">Kidney sodium retention + artery stiffness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3</text:span></text:p>
          </table:table-cell>
          <table:table-cell table:style-name="Table1.A1" office:value-type="string">
            <text:p text:style-name="Table_20_Contents">Stress + poor sleep</text:p>
          </table:table-cell>
          <table:table-cell table:style-name="Table1.A1" office:value-type="string">
            <text:p text:style-name="Table_20_Contents">Adrenaline + RAAS activ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</text:span></text:p>
          </table:table-cell>
          <table:table-cell table:style-name="Table1.A1" office:value-type="string">
            <text:p text:style-name="Table_20_Contents">High sodium / low potassium</text:p>
          </table:table-cell>
          <table:table-cell table:style-name="Table1.A1" office:value-type="string">
            <text:p text:style-name="Table_20_Contents">Electrolyte imbala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</text:span></text:p>
          </table:table-cell>
          <table:table-cell table:style-name="Table1.A1" office:value-type="string">
            <text:p text:style-name="Table_20_Contents">Inactivity</text:p>
          </table:table-cell>
          <table:table-cell table:style-name="Table1.A1" office:value-type="string">
            <text:p text:style-name="Table_20_Contents">Low nitric oxide + reduced flexibilit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</text:span></text:p>
          </table:table-cell>
          <table:table-cell table:style-name="Table1.A1" office:value-type="string">
            <text:p text:style-name="Table_20_Contents">Smoking + inflammation</text:p>
          </table:table-cell>
          <table:table-cell table:style-name="Table1.A1" office:value-type="string">
            <text:p text:style-name="Table_20_Contents">Stiff arteri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7</text:span></text:p>
          </table:table-cell>
          <table:table-cell table:style-name="Table1.A1" office:value-type="string">
            <text:p text:style-name="Table_20_Contents">Genetics</text:p>
          </table:table-cell>
          <table:table-cell table:style-name="Table1.A1" office:value-type="string">
            <text:p text:style-name="Table_20_Contents">Baseline tendency, not destiny</text:p>
          </table:table-cell>
        </table:table-row>
      </table:table>
      <text:p text:style-name="Horizontal_20_Line"/>
      <text:h text:style-name="Heading_20_3" text:outline-level="3"><text:span text:style-name="Strong_20_Emphasis">End of Chapter 3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4:06:13.533549749</meta:creation-date>
    <dc:date>2025-11-26T14:07:30.681618692</dc:date>
    <meta:editing-duration>PT1M18S</meta:editing-duration>
    <meta:editing-cycles>1</meta:editing-cycles>
    <meta:document-statistic meta:table-count="1" meta:image-count="0" meta:object-count="0" meta:page-count="3" meta:paragraph-count="76" meta:word-count="526" meta:character-count="3317" meta:non-whitespace-character-count="2888"/>
    <meta:generator>LibreOffice/24.2.7.2$Linux_X86_64 LibreOffice_project/420$Build-2</meta:generator>
  </office:meta>
</office:document-meta>
</file>